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4pt" officeooo:rsid="0009e138" officeooo:paragraph-rsid="0009e138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 Datenbanken Gruppe 13</text:p>
      <text:p text:style-name="P1">Andrey Nikolaev</text:p>
      <text:p text:style-name="P1">Anna Ostrovskaya</text:p>
      <text:p text:style-name="P1"/>
      <text:p text:style-name="P1"/>
      <text:p text:style-name="P1">Hochschule Offenburg, Dezember 2013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9T21:56:54.760212239</meta:creation-date>
    <meta:generator>LibreOffice/4.1.3.2$Linux_X86_64 LibreOffice_project/410$Build-2</meta:generator>
    <dc:date>2013-12-19T22:00:14.730907345</dc:date>
    <meta:editing-duration>P0D</meta:editing-duration>
    <meta:editing-cycles>1</meta:editing-cycles>
    <meta:document-statistic meta:table-count="0" meta:image-count="0" meta:object-count="0" meta:page-count="1" meta:paragraph-count="4" meta:word-count="12" meta:character-count="94" meta:non-whitespace-character-count="85"/>
  </office:meta>
</office:document-meta>
</file>